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Selezionare tutti gli eventi gratis, cioè con prezzo nullo (19)</text:p>
      <text:p text:style-name="Preformatted_20_Text"/>
      <text:p text:style-name="P1">SELECT * FROM events WHERE price IS NULL; </text:p>
      <text:p text:style-name="Preformatted_20_Text"/>
      <text:p text:style-name="Preformatted_20_Text">Mostro le righe 0 - 18 (19 del totale, La query ha impiegato 0,0013 secondi.)</text:p>
      <text:p text:style-name="Preformatted_20_Text"/>
      <text:p text:style-name="Preformatted_20_Text"/>
      <text:p text:style-name="Preformatted_20_Text"/>
      <text:p text:style-name="P2">2.Selezionare tutte le location in ordine alfabetico (82)</text:p>
      <text:p text:style-name="Preformatted_20_Text"/>
      <text:p text:style-name="P1">SELECT * FROM locations ORDER BY name; </text:p>
      <text:p text:style-name="Preformatted_20_Text"/>
      <text:p text:style-name="Preformatted_20_Text">Mostro le righe 0 - 24 (82 del totale, La query ha impiegato 0,0006 secondi.) [name: ALCHIMIA DEI SAPORI... - CAFFÈ DEL MATTINO...] </text:p>
      <text:p text:style-name="Preformatted_20_Text"/>
      <text:p text:style-name="Preformatted_20_Text"/>
      <text:p text:style-name="Preformatted_20_Text"/>
      <text:p text:style-name="P2">Selezionare tutti gli eventi che costano meno di 20 euro e durano meno di 3 ore (38)</text:p>
      <text:p text:style-name="Preformatted_20_Text"/>
      <text:p text:style-name="P1">SELECT * FROM events WHERE price &lt; 20 AND duration &lt; TIME('03:00:00'); </text:p>
      <text:p text:style-name="Preformatted_20_Text"/>
      <text:p text:style-name="Preformatted_20_Text">Mostro le righe 0 - 24 (38 del totale, La query ha impiegato 0,0015 secondi.) </text:p>
      <text:p text:style-name="Preformatted_20_Text"/>
      <text:p text:style-name="Preformatted_20_Text"/>
      <text:p text:style-name="P2">Selezionare tutti gli eventi di dicembre 2023 (2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document-statistic meta:table-count="0" meta:image-count="0" meta:object-count="0" meta:page-count="1" meta:paragraph-count="10" meta:word-count="123" meta:character-count="695"/>
    <dc:date>2024-02-21T17:16:28</dc:date>
    <dc:creator>Carlo De Mauro</dc:creator>
    <meta:editing-duration>PT1M57S</meta:editing-duration>
    <meta:editing-cycles>1</meta:editing-cycles>
  </office:meta>
</office:document-meta>
</file>